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_32__20_Dots_20_1_20_Dash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_32__20_Dots_20_1_20_Dash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_32__20_Dots_20_1_20_Dash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Fine_20_Dashed" svg:stroke-color="#3333ff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Fine_20_Dashed" svg:stroke-color="#0000ff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3.81cm" svg:x="2.27cm" svg:y="2.27cm">
          <text:p text:style-name="P1">Engine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81cm" svg:height="3.81cm" svg:x="2.27cm" svg:y="8.62cm">
          <text:p text:style-name="P1">Is runn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175cm" svg:y1="6.08cm" svg:x2="4.175cm" svg:y2="8.62cm" draw:start-shape="id1" draw:start-glue-point="6" draw:end-shape="id2" svg:d="M4175 6080v2540" svg:viewBox="0 0 1 2541">
          <text:p/>
        </draw:connector>
        <draw:custom-shape draw:style-name="gr1" draw:text-style-name="P1" xml:id="id3" draw:id="id3" draw:layer="layout" svg:width="3.81cm" svg:height="1.27cm" svg:x="8.62cm" svg:y="9.89cm">
          <text:p text:style-name="P1">Ex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.35cm" svg:height="1.397cm" svg:x="1cm" svg:y="14.97cm">
          <text:p text:style-name="P1">For Each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08cm" svg:y1="10.525cm" svg:x2="8.62cm" svg:y2="10.525cm" draw:start-shape="id2" draw:start-glue-point="7" draw:end-shape="id3" draw:end-glue-point="5" svg:d="M6080 10525h2540" svg:viewBox="0 0 2541 1">
          <text:p/>
        </draw:connector>
        <draw:connector draw:style-name="gr3" draw:text-style-name="P1" draw:layer="layout" svg:x1="4.175cm" svg:y1="12.43cm" svg:x2="4.175cm" svg:y2="14.97cm" draw:start-shape="id2" draw:start-glue-point="6" draw:end-shape="id4" draw:end-glue-point="4" svg:d="M4175 12430v2540" svg:viewBox="0 0 1 2541">
          <text:p/>
        </draw:connector>
        <draw:connector draw:style-name="gr3" draw:text-style-name="P1" draw:layer="layout" svg:x1="4.175cm" svg:y1="16.367cm" svg:x2="5.446cm" svg:y2="18.78cm" draw:start-shape="id4" draw:start-glue-point="6" draw:end-shape="id5" draw:end-glue-point="0" svg:d="M4175 16367v1207h1271v1206" svg:viewBox="0 0 1272 2414">
          <text:p/>
        </draw:connector>
        <draw:custom-shape draw:style-name="gr1" draw:text-style-name="P1" xml:id="id5" draw:id="id5" draw:layer="layout" svg:width="6.348cm" svg:height="1.268cm" svg:x="2.272cm" svg:y="18.78cm">
          <text:p text:style-name="P1">For Each 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2cm" svg:height="1.27cm" svg:x="3.54cm" svg:y="22.59cm">
          <text:p text:style-name="P1">System::Process(spac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446cm" svg:y1="20.048cm" svg:x2="7.35cm" svg:y2="22.59cm" draw:start-shape="id5" draw:start-glue-point="6" draw:end-shape="id6" draw:end-glue-point="4" svg:d="M5446 20048v1272h1904v1270" svg:viewBox="0 0 1905 2543">
          <text:p/>
        </draw:connector>
        <draw:custom-shape draw:style-name="gr1" draw:text-style-name="P1" xml:id="id7" draw:id="id7" draw:layer="layout" svg:width="11.428cm" svg:height="1.268cm" svg:x="4.812cm" svg:y="26.4cm">
          <text:p text:style-name="P1">For Each &lt;System Type&gt;_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35cm" svg:y1="23.86cm" svg:x2="10.526cm" svg:y2="26.4cm" draw:start-shape="id6" draw:start-glue-point="6" draw:end-shape="id7" svg:d="M7350 23860v1271h3176v1269" svg:viewBox="0 0 3177 2541">
          <text:p/>
        </draw:connector>
        <draw:custom-shape draw:style-name="gr1" draw:text-style-name="P1" xml:id="id8" draw:id="id8" draw:layer="layout" svg:width="10.16cm" svg:height="1.27cm" svg:x="6.08cm" svg:y="30.21cm">
          <text:p text:style-name="P1">System::Process(compone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26cm" svg:y1="27.668cm" svg:x2="11.16cm" svg:y2="30.21cm" draw:start-shape="id7" draw:start-glue-point="6" draw:end-shape="id8" draw:end-glue-point="4" svg:d="M10526 27668v1272h634v1270" svg:viewBox="0 0 635 2543">
          <text:p/>
        </draw:connector>
        <draw:custom-shape draw:style-name="gr1" draw:text-style-name="P1" xml:id="id9" draw:id="id9" draw:layer="layout" svg:width="3.81cm" svg:height="3.81cm" svg:x="23.86cm" svg:y="2.27cm">
          <text:p text:style-name="P1">Engi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1cm" svg:height="3.81cm" svg:x="28.94cm" svg:y="2.27cm"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1cm" svg:height="3.81cm" svg:x="28.94cm" svg:y="7.35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81cm" svg:height="3.81cm" svg:x="34.02cm" svg:y="7.35cm"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81cm" svg:height="3.81cm" svg:x="34.02cm" svg:y="12.43cm"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7.67cm" svg:y1="4.175cm" svg:x2="28.94cm" svg:y2="4.175cm" draw:start-shape="id9" draw:start-glue-point="7" draw:end-shape="id10" draw:end-glue-point="5" svg:d="M27670 4175h1270" svg:viewBox="0 0 1271 1">
          <text:p/>
        </draw:connector>
        <draw:connector draw:style-name="gr3" draw:text-style-name="P1" draw:layer="layout" svg:x1="27.67cm" svg:y1="4.175cm" svg:x2="28.94cm" svg:y2="9.255cm" draw:start-shape="id9" draw:start-glue-point="7" draw:end-shape="id11" svg:d="M27670 4175h636v5080h634" svg:viewBox="0 0 1271 5081">
          <text:p/>
        </draw:connector>
        <draw:connector draw:style-name="gr3" draw:text-style-name="P1" draw:layer="layout" svg:x1="32.75cm" svg:y1="9.255cm" svg:x2="34.02cm" svg:y2="9.255cm" draw:start-shape="id11" draw:start-glue-point="7" draw:end-shape="id12" draw:end-glue-point="5" svg:d="M32750 9255h1270" svg:viewBox="0 0 1271 1">
          <text:p/>
        </draw:connector>
        <draw:connector draw:style-name="gr4" draw:text-style-name="P1" draw:layer="layout" svg:x1="35.925cm" svg:y1="11.16cm" svg:x2="35.925cm" svg:y2="12.43cm" draw:start-shape="id12" draw:start-glue-point="6" draw:end-shape="id13" svg:d="M35925 11160v1270" svg:viewBox="0 0 1 1271">
          <text:p/>
        </draw:connector>
        <draw:connector draw:style-name="gr5" draw:text-style-name="P1" draw:layer="layout" svg:x1="30.845cm" svg:y1="11.16cm" svg:x2="34.02cm" svg:y2="14.335cm" draw:start-shape="id11" draw:start-glue-point="6" draw:end-shape="id13" draw:end-glue-point="5" svg:d="M30845 11160v3175h3175" svg:viewBox="0 0 3176 3176">
          <text:p/>
        </draw:connector>
        <draw:connector draw:style-name="gr5" draw:text-style-name="P1" draw:layer="layout" draw:line-skew="-0.134cm" svg:x1="35.925cm" svg:y1="7.35cm" svg:x2="30.845cm" svg:y2="7.35cm" draw:start-shape="id12" draw:start-glue-point="4" draw:end-shape="id11" draw:end-glue-point="4" svg:d="M35925 7350v-635h-5080v635" svg:viewBox="0 0 5081 636">
          <text:p/>
        </draw:connector>
        <draw:connector draw:style-name="gr5" draw:text-style-name="P1" draw:layer="layout" draw:line-skew="0.133cm" svg:x1="37.83cm" svg:y1="14.335cm" svg:x2="37.83cm" svg:y2="9.255cm" draw:start-shape="id13" draw:start-glue-point="7" draw:end-shape="id12" draw:end-glue-point="7" svg:d="M37830 14335h635v-5080h-635" svg:viewBox="0 0 636 5081">
          <text:p/>
        </draw:connector>
        <draw:connector draw:style-name="gr6" draw:text-style-name="P1" draw:layer="layout" svg:x1="42.923cm" svg:y1="4.835cm" svg:x2="53.049cm" svg:y2="4.801cm" svg:d="M42923 4835h5063v-34h5063" svg:viewBox="0 0 10127 35">
          <text:p text:style-name="P1">Holds a reference</text:p>
        </draw:connector>
        <draw:connector draw:style-name="gr7" draw:text-style-name="P1" draw:layer="layout" svg:x1="42.874cm" svg:y1="3.55cm" svg:x2="53.049cm" svg:y2="3.591cm" svg:d="M42874 3550h5088v41h5087" svg:viewBox="0 0 10176 42">
          <text:p text:style-name="P1">Owns</text:p>
        </draw:connector>
        <draw:custom-shape draw:style-name="gr8" draw:text-style-name="P1" draw:layer="layout" svg:width="5.08cm" svg:height="3.81cm" svg:x="2.272cm" svg:y="53.07cm">
          <text:p text:style-name="P1">Phys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2cm" svg:y="42.91cm">
          <text:p text:style-name="P1">Event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2cm" svg:y="73.39cm">
          <text:p text:style-name="P1">Graph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4cm" svg:y="47.99cm">
          <text:p text:style-name="P1">Logic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4cm" svg:y="78.47cm">
          <text:p text:style-name="P1">Sound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.276cm" svg:y="68.31cm">
          <text:p text:style-name="P1">Transform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8.62cm" svg:y="37.83cm">
          <text:p text:style-name="P1">Previous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14.966cm" svg:y="37.83cm">
          <text:p text:style-name="P1">Curren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08cm" svg:height="3.81cm" svg:x="21.32cm" svg:y="37.832cm">
          <text:p text:style-name="P1">Nex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4" draw:id="id14" draw:layer="layout" svg:width="5.08cm" svg:height="3.81cm" svg:x="8.62cm" svg:y="42.91cm">
          <text:p text:style-name="P1">Respond to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8" draw:id="id18" draw:layer="layout" svg:width="5.08cm" svg:height="3.81cm" svg:x="21.32cm" svg:y="47.99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6" draw:id="id16" draw:layer="layout" svg:width="5.08cm" svg:height="3.808cm" svg:x="14.97cm" svg:y="47.99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14.972cm" svg:y="73.39cm">
          <text:p text:style-name="P1">Draw state o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08cm" svg:height="3.81cm" svg:x="14.974cm" svg:y="78.47cm">
          <text:p text:style-name="P1">Draw state of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5" draw:id="id15" draw:layer="layout" svg:width="5.08cm" svg:height="3.81cm" svg:x="14.97cm" svg:y="42.91cm">
          <text:p text:style-name="P1">To create state 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17" draw:id="id17" draw:layer="layout" svg:width="5.08cm" svg:height="3.808cm" svg:x="14.97cm" svg:y="53.07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20" draw:id="id20" draw:layer="layout" svg:width="5.08cm" svg:height="3.81cm" svg:x="21.32cm" svg:y="58.15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19.05cm" svg:height="5.08cm" svg:x="1.635cm" svg:y="7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9.05cm" svg:height="5.08cm" svg:x="1.635cm" svg:y="47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7.62cm" svg:height="2.413cm" svg:x="2.27cm" svg:y="84.947cm">
          <text:p text:style-name="P1">Sprint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3.7cm" svg:y1="44.815cm" svg:x2="14.97cm" svg:y2="44.815cm" draw:start-shape="id14" draw:start-glue-point="7" draw:end-shape="id15" draw:end-glue-point="5" svg:d="M13700 44815h1270" svg:viewBox="0 0 1271 1">
          <text:p/>
        </draw:connector>
        <draw:connector draw:style-name="gr11" draw:text-style-name="P1" draw:layer="layout" svg:x1="17.51cm" svg:y1="46.72cm" svg:x2="17.51cm" svg:y2="47.992cm" draw:start-shape="id15" draw:start-glue-point="6" draw:end-shape="id16" draw:end-glue-point="4" svg:d="M17510 46720v1272" svg:viewBox="0 0 1 1273">
          <text:p/>
        </draw:connector>
        <draw:connector draw:style-name="gr11" draw:text-style-name="P1" draw:layer="layout" svg:x1="17.51cm" svg:y1="51.8cm" svg:x2="17.51cm" svg:y2="53.072cm" draw:start-shape="id16" draw:start-glue-point="6" draw:end-shape="id17" draw:end-glue-point="4" svg:d="M17510 51800v1272" svg:viewBox="0 0 1 1273">
          <text:p/>
        </draw:connector>
        <draw:connector draw:style-name="gr11" draw:text-style-name="P1" draw:layer="layout" svg:x1="20.05cm" svg:y1="49.896cm" svg:x2="21.32cm" svg:y2="49.895cm" draw:start-shape="id16" draw:start-glue-point="7" draw:end-shape="id18" draw:end-glue-point="5" svg:d="M20050 49896h636v-1h634" svg:viewBox="0 0 1271 2">
          <text:p/>
        </draw:connector>
        <draw:connector draw:style-name="gr11" draw:text-style-name="P1" draw:layer="layout" svg:x1="20.05cm" svg:y1="60.056cm" svg:x2="21.32cm" svg:y2="60.055cm" draw:start-shape="id19" draw:end-shape="id20" draw:end-glue-point="5" svg:d="M20050 60056h636v-1h634" svg:viewBox="0 0 1271 2">
          <text:p/>
        </draw:connector>
        <draw:custom-shape draw:style-name="gr8" draw:text-style-name="P1" xml:id="id19" draw:id="id19" draw:layer="layout" svg:width="5.08cm" svg:height="3.808cm" svg:x="14.97cm" svg:y="58.152cm">
          <text:p text:style-name="P1">Integrate then</text:p>
          <text:p text:style-name="P1">resolve collis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" draw:layer="layout" svg:x1="17.51cm" svg:y1="56.88cm" svg:x2="17.51cm" svg:y2="58.152cm" draw:start-shape="id17" draw:start-glue-point="6" draw:end-shape="id19" draw:end-glue-point="4" svg:d="M17510 56880v1272" svg:viewBox="0 0 1 1273">
          <text:p/>
        </draw:connector>
        <draw:custom-shape draw:style-name="gr8" draw:text-style-name="P1" xml:id="id21" draw:id="id21" draw:layer="layout" svg:width="5.08cm" svg:height="3.808cm" svg:x="21.32cm" svg:y="63.232cm">
          <text:p text:style-name="P1">To create state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" draw:layer="layout" svg:x1="20.05cm" svg:y1="60.056cm" svg:x2="21.32cm" svg:y2="65.136cm" draw:start-shape="id19" draw:start-glue-point="7" draw:end-shape="id21" svg:d="M20050 60056h636v5080h634" svg:viewBox="0 0 1271 5081">
          <text:p/>
        </draw:connector>
        <draw:custom-shape draw:style-name="gr8" draw:text-style-name="P1" xml:id="id22" draw:id="id22" draw:layer="layout" svg:width="5.08cm" svg:height="3.81cm" svg:x="37.83cm" svg:y="37.832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5" draw:id="id25" draw:layer="layout" svg:width="5.08cm" svg:height="3.81cm" svg:x="50.53cm" svg:y="37.83cm">
          <draw:glue-point draw:id="8" svg:x="-2.509cm" svg:y="5cm"/>
          <draw:glue-point draw:id="9" svg:x="2.423cm" svg:y="5cm"/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4" draw:id="id24" draw:layer="layout" svg:width="5.08cm" svg:height="3.81cm" svg:x="44.18cm" svg:y="47.99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3" draw:id="id23" draw:layer="layout" svg:width="5.08cm" svg:height="3.81cm" svg:x="44.18cm" svg:y="37.83cm">
          <text:p text:style-name="P1">Componen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42.91cm" svg:y1="39.737cm" svg:x2="44.18cm" svg:y2="39.735cm" draw:start-shape="id22" draw:start-glue-point="7" draw:end-shape="id23" draw:end-glue-point="5" svg:d="M42910 39737h636v-2h634" svg:viewBox="0 0 1271 3">
          <text:p/>
        </draw:connector>
        <draw:connector draw:style-name="gr3" draw:text-style-name="P1" draw:layer="layout" svg:x1="40.37cm" svg:y1="41.642cm" svg:x2="44.18cm" svg:y2="49.895cm" draw:start-shape="id22" draw:start-glue-point="6" draw:end-shape="id24" draw:end-glue-point="5" svg:d="M40370 41642v8253h3810" svg:viewBox="0 0 3811 8254">
          <text:p/>
        </draw:connector>
        <draw:connector draw:style-name="gr11" draw:text-style-name="P1" draw:layer="layout" svg:x1="49.26cm" svg:y1="39.735cm" svg:x2="50.53cm" svg:y2="39.735cm" draw:start-shape="id23" draw:start-glue-point="7" draw:end-shape="id25" draw:end-glue-point="5" svg:d="M49260 39735h1270" svg:viewBox="0 0 1271 1">
          <text:p/>
        </draw:connector>
        <draw:custom-shape draw:style-name="gr8" draw:text-style-name="P1" xml:id="id28" draw:id="id28" draw:layer="layout" svg:width="5.08cm" svg:height="3.81cm" svg:x="56.88cm" svg:y="42.91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5.08cm" svg:height="3.81cm" svg:x="44.18cm" svg:y="42.91cm">
          <text:p text:style-name="P1">Entiti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42.91cm" svg:y1="39.737cm" svg:x2="44.18cm" svg:y2="44.815cm" draw:end-shape="id26" draw:end-glue-point="5" svg:d="M42910 39737h385v5078h885" svg:viewBox="0 0 1271 5079">
          <text:p/>
        </draw:connector>
        <draw:connector draw:style-name="gr11" draw:text-style-name="P1" draw:layer="layout" svg:x1="49.26cm" svg:y1="44.815cm" svg:x2="50.53cm" svg:y2="44.815cm" draw:start-shape="id26" draw:start-glue-point="7" draw:end-shape="id27" draw:end-glue-point="5" svg:d="M49260 44815h1270" svg:viewBox="0 0 1271 1">
          <text:p/>
        </draw:connector>
        <draw:custom-shape draw:style-name="gr8" draw:text-style-name="P1" xml:id="id27" draw:id="id27" draw:layer="layout" svg:width="5.08cm" svg:height="3.81cm" svg:x="50.53cm" svg:y="42.91cm">
          <draw:glue-point draw:id="8" svg:x="2.5cm" svg:y="5cm"/>
          <draw:glue-point draw:id="9" svg:x="-2.5cm" svg:y="5cm"/>
          <draw:glue-point draw:id="10" svg:x="2.5cm" svg:y="-5cm"/>
          <draw:glue-point draw:id="11" svg:x="-2.5cm" svg:y="-5cm"/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9" draw:id="id29" draw:layer="layout" svg:width="5.08cm" svg:height="3.81cm" svg:x="56.882cm" svg:y="37.832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55.61cm" svg:y1="44.815cm" svg:x2="56.88cm" svg:y2="44.815cm" draw:start-shape="id27" draw:start-glue-point="7" draw:end-shape="id28" draw:end-glue-point="5" svg:d="M55610 44815h1270" svg:viewBox="0 0 1271 1">
          <text:p/>
        </draw:connector>
        <draw:connector draw:style-name="gr12" draw:text-style-name="P1" draw:layer="layout" svg:x1="55.61cm" svg:y1="39.735cm" svg:x2="56.882cm" svg:y2="39.737cm" draw:start-shape="id25" draw:start-glue-point="7" draw:end-shape="id29" draw:end-glue-point="5" svg:d="M55610 39735h637v2h635" svg:viewBox="0 0 1273 3">
          <text:p/>
        </draw:connector>
        <draw:connector draw:style-name="gr13" draw:text-style-name="P1" draw:layer="layout" svg:x1="46.72cm" svg:y1="47.99cm" svg:x2="51.8cm" svg:y2="46.72cm" draw:start-shape="id24" draw:start-glue-point="4" draw:end-shape="id27" draw:end-glue-point="9" svg:d="M46720 47990v-634h5080v-636" svg:viewBox="0 0 5081 1271">
          <text:p/>
        </draw:connector>
        <draw:connector draw:style-name="gr13" draw:text-style-name="P1" draw:layer="layout" svg:x1="51.8cm" svg:y1="42.91cm" svg:x2="51.796cm" svg:y2="41.64cm" draw:start-shape="id27" draw:start-glue-point="11" draw:end-shape="id25" draw:end-glue-point="8" svg:d="M51800 42910v-634h-4v-636" svg:viewBox="0 0 5 1271">
          <text:p/>
        </draw:connector>
        <draw:connector draw:style-name="gr14" draw:text-style-name="P1" draw:layer="layout" draw:line-skew="0.133cm" svg:x1="59.42cm" svg:y1="46.72cm" svg:x2="53.07cm" svg:y2="46.72cm" draw:start-shape="id28" draw:start-glue-point="6" draw:end-shape="id27" draw:end-glue-point="6" svg:d="M59420 46720v635h-6350v-635" svg:viewBox="0 0 6351 636">
          <text:p/>
        </draw:connector>
        <draw:connector draw:style-name="gr14" draw:text-style-name="P1" draw:layer="layout" svg:x1="53.07cm" svg:y1="42.91cm" svg:x2="53.07cm" svg:y2="41.64cm" draw:start-shape="id27" draw:start-glue-point="4" draw:end-shape="id25" draw:end-glue-point="6" svg:d="M53070 42910v-1270" svg:viewBox="0 0 1 1271">
          <text:p/>
        </draw:connector>
        <draw:connector draw:style-name="gr15" draw:text-style-name="P1" draw:layer="layout" svg:x1="51.753cm" svg:y1="50.518cm" svg:x2="59.439cm" svg:y2="50.523cm" svg:d="M51753 50518h3843v5h3843" svg:viewBox="0 0 7687 6">
          <text:p text:style-name="P1">Global Event Flow</text:p>
        </draw:connector>
        <draw:connector draw:style-name="gr16" draw:text-style-name="P1" draw:layer="layout" svg:x1="51.754cm" svg:y1="51.795cm" svg:x2="59.44cm" svg:y2="51.8cm" svg:d="M51754 51795h3843v5h3843" svg:viewBox="0 0 7687 6">
          <text:p text:style-name="P1">Entity Event Flow</text:p>
        </draw:connector>
        <draw:connector draw:style-name="gr17" draw:text-style-name="P1" draw:layer="layout" svg:x1="51.755cm" svg:y1="53.065cm" svg:x2="59.441cm" svg:y2="53.07cm" svg:d="M51755 53065h3843v5h3843" svg:viewBox="0 0 7687 6">
          <text:p text:style-name="P1">Component Event Flow</text:p>
        </draw:connector>
        <draw:connector draw:style-name="gr18" draw:text-style-name="P1" draw:layer="layout" draw:line-skew="0.131cm" svg:x1="59.422cm" svg:y1="41.642cm" svg:x2="54.3cm" svg:y2="41.64cm" draw:start-shape="id29" draw:end-shape="id25" draw:end-glue-point="9" svg:d="M59422 41642v633h-5122v-635" svg:viewBox="0 0 5123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8:21:39.898071133</meta:creation-date>
    <dc:date>2014-06-14T21:12:38.394651758</dc:date>
    <meta:editing-duration>PT1H59M38S</meta:editing-duration>
    <meta:editing-cycles>9</meta:editing-cycles>
    <meta:generator>LibreOffice/4.2.3.3$Linux_X86_64 LibreOffice_project/420m0$Build-3</meta:generator>
    <meta:document-statistic meta:object-count="81"/>
  </office:meta>
</office:document-meta>
</file>